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fc9" officeooo:paragraph-rsid="00182fc9"/>
    </style:style>
    <style:style style:name="P2" style:family="paragraph" style:parent-style-name="Standard">
      <style:text-properties officeooo:rsid="0019a0ea" officeooo:paragraph-rsid="0019a0ea"/>
    </style:style>
    <style:style style:name="P3" style:family="paragraph" style:parent-style-name="Standard">
      <style:text-properties officeooo:rsid="001b1fd4" officeooo:paragraph-rsid="001b1fd4"/>
    </style:style>
    <style:style style:name="P4" style:family="paragraph" style:parent-style-name="Standard">
      <style:text-properties officeooo:rsid="001c7bb5" officeooo:paragraph-rsid="001c7bb5"/>
    </style:style>
    <style:style style:name="P5" style:family="paragraph" style:parent-style-name="Standard">
      <style:text-properties officeooo:rsid="001d4234" officeooo:paragraph-rsid="001d4234"/>
    </style:style>
    <style:style style:name="P6" style:family="paragraph" style:parent-style-name="Standard">
      <style:text-properties officeooo:rsid="001e318e" officeooo:paragraph-rsid="001e318e"/>
    </style:style>
    <style:style style:name="P7" style:family="paragraph" style:parent-style-name="Standard">
      <style:text-properties officeooo:rsid="001eee83" officeooo:paragraph-rsid="001eee83"/>
    </style:style>
    <style:style style:name="P8" style:family="paragraph" style:parent-style-name="Standard">
      <style:text-properties fo:color="#ce181e" officeooo:rsid="00182fc9" officeooo:paragraph-rsid="00182fc9"/>
    </style:style>
    <style:style style:name="P9" style:family="paragraph" style:parent-style-name="Standard">
      <style:text-properties fo:color="#00a65d" officeooo:rsid="001b1fd4" officeooo:paragraph-rsid="001b1fd4"/>
    </style:style>
    <style:style style:name="T1" style:family="text">
      <style:text-properties officeooo:rsid="0019a0ea"/>
    </style:style>
    <style:style style:name="T2" style:family="text">
      <style:text-properties officeooo:rsid="002014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ase Roja</text:p>
      <text:p text:style-name="P1"/>
      <text:p text:style-name="P1"><text:span text:style-name="T1">1. </text:span>Empiezo desarrollando un test que cree un objeto de la clase ADN, y como primera prueba realizaremos la búsqueda de un string, para confirmar que se está creando el objeto correctamente</text:p>
      <text:p text:style-name="P1"/>
      <text:p text:style-name="P1">Test: ADNTEST.java</text:p>
      <text:p text:style-name="P1"/>
      <text:p text:style-name="P1">public class ADNTEST {</text:p>
      <text:p text:style-name="P1"><text:s text:c="4"/></text:p>
      <text:p text:style-name="P1"><text:s text:c="4"/>@Test</text:p>
      <text:p text:style-name="P1"><text:s text:c="4"/>public void testsearchSequence(){</text:p>
      <text:p text:style-name="P1"><text:s text:c="8"/>ADN a = new ADN();</text:p>
      <text:p text:style-name="P1"><text:s text:c="8"/>String string_to_search="AA";</text:p>
      <text:p text:style-name="P1"><text:s text:c="8"/>int search_string=a.searchSequence(string_to_search);</text:p>
      <text:p text:style-name="P1"><text:s text:c="8"/>assertTrue(search_string == 3);</text:p>
      <text:p text:style-name="P1"><text:s text:c="8"/></text:p>
      <text:p text:style-name="P1"><text:s text:c="4"/>}</text:p>
      <text:p text:style-name="P1"><text:s text:c="2"/></text:p>
      <text:p text:style-name="P1">}</text:p>
      <text:p text:style-name="P1"/>
      <text:p text:style-name="P2">Con ayuda de Netbeans creamos un primer bosquejo de la clase ADN y de su método searchSequence, que buscará una cadena de strings y devolverá un entero con la cantidad de ocurrencias</text:p>
      <text:p text:style-name="P2"/>
      <text:p text:style-name="P2">Clase ADN en el source package: </text:p>
      <text:p text:style-name="P2"/>
      <text:p text:style-name="P2">class ADN {</text:p>
      <text:p text:style-name="P2"/>
      <text:p text:style-name="P2"><text:s text:c="4"/>int searchSequence(String string_to_search) {</text:p>
      <text:p text:style-name="P2"><text:s text:c="8"/>throw new UnsupportedOperationException("Not supported yet."); //To change body of generated methods, choose Tools | Templates.</text:p>
      <text:p text:style-name="P2"><text:s text:c="4"/>}</text:p>
      <text:p text:style-name="P2"><text:s text:c="4"/></text:p>
      <text:p text:style-name="P2">}</text:p>
      <text:p text:style-name="P2"/>
      <text:p text:style-name="P2">Modificamos el método apra que nos devuelva un entero diferente al del assert y pasamos el test rojo con un error de assert</text:p>
      <text:p text:style-name="P2"/>
      <text:p text:style-name="P2">class ADN {</text:p>
      <text:p text:style-name="P2"/>
      <text:p text:style-name="P2"><text:s text:c="4"/>int searchSequence(String string_to_search) {</text:p>
      <text:p text:style-name="P2"><text:s text:c="8"/>return 2;</text:p>
      <text:p text:style-name="P2"><text:s text:c="4"/>}</text:p>
      <text:p text:style-name="P2"><text:s text:c="4"/></text:p>
      <text:p text:style-name="P2">}</text:p>
      <text:p text:style-name="P2"/>
      <text:p text:style-name="P2">2. Ahora creamos un nuevo test para probar la funcionalidad de encontrar una sequencia dentro de la cadena, este método nos devolverá true si la secuencia se encuentra al menos una vez y false si no está.</text:p>
      <text:p text:style-name="P2"/>
      <text:p text:style-name="P2">Test:</text:p>
      <text:p text:style-name="P2"/>
      <text:p text:style-name="P2"><text:s text:c="2"/>@Test</text:p>
      <text:p text:style-name="P2"><text:s text:c="4"/>public void testisSequence(){</text:p>
      <text:p text:style-name="P2"><text:s text:c="8"/>ADN a = new ADN();</text:p>
      <text:p text:style-name="P2"><text:s text:c="8"/>String seq_searched="AA";</text:p>
      <text:p text:style-name="P2"><text:s text:c="8"/>boolean answer=a.isSequence(seq_searched);</text:p>
      <text:p text:style-name="P2"><text:soft-page-break/><text:s text:c="8"/>assertTrue(answer == true);</text:p>
      <text:p text:style-name="P2"><text:s text:c="4"/>}</text:p>
      <text:p text:style-name="P2"/>
      <text:p text:style-name="P2">Método:</text:p>
      <text:p text:style-name="P2">public boolean isSequence(String seq_searched) {</text:p>
      <text:p text:style-name="P2"><text:s text:c="8"/>return false;</text:p>
      <text:p text:style-name="P2"><text:s text:c="4"/>}</text:p>
      <text:p text:style-name="P2"/>
      <text:p text:style-name="P3">De esta manera logramos nuevamente un simple error de assert</text:p>
      <text:p text:style-name="P3"/>
      <text:p text:style-name="P3">3. Creamos un test para el método de borrar una secuencia. Para ello, crearé un método eraseSequence al que se le pasa por parámetro la secuencia a borrar y devuelve un string de la cadena de adn sin la secuencia seleccionada</text:p>
      <text:p text:style-name="P3"/>
      <text:p text:style-name="P3">@Test</text:p>
      <text:p text:style-name="P3"><text:s text:c="4"/>public void testeraseSequence(){</text:p>
      <text:p text:style-name="P3"><text:s text:c="8"/>ADN a = new ADN();</text:p>
      <text:p text:style-name="P3"><text:s text:c="8"/>String string_to_erase="CCC";</text:p>
      <text:p text:style-name="P3"><text:s text:c="8"/>String modified_adn = a.erase_Sequence(string_to_erase);</text:p>
      <text:p text:style-name="P3"><text:s text:c="8"/>assertTrue(modified_adn=="AAATTTCCGGATCGATTTTACCAATTG");</text:p>
      <text:p text:style-name="P3"><text:s text:c="4"/>}</text:p>
      <text:p text:style-name="P3"/>
      <text:p text:style-name="P3">Pasamos otra vez el test con un error de assert, por lo que podemos pasar a la parte verde</text:p>
      <text:p text:style-name="P3"/>
      <text:p text:style-name="P9">Fase Verde</text:p>
      <text:p text:style-name="P3"/>
      <text:p text:style-name="P4">En el enunciado nos piden que la clase ADN lea un string de un fichero, por lo que primero crearé un método dentro de la clase para ello:</text:p>
      <text:p text:style-name="P4"/>
      <text:p text:style-name="P4">public String readFile() throws FileNotFoundException, IOException{</text:p>
      <text:p text:style-name="P4"><text:s text:c="8"/>Scanner sc = new Scanner(System.in);</text:p>
      <text:p text:style-name="P4"/>
      <text:p text:style-name="P4"><text:s text:c="8"/>String file="/home/tarda/NetBeansProjects/examen/src/adn.txt";</text:p>
      <text:p text:style-name="P4"><text:s text:c="8"/>String cadena;</text:p>
      <text:p text:style-name="P4"><text:s text:c="8"/>FileReader f = new FileReader(file);</text:p>
      <text:p text:style-name="P4"><text:s text:c="8"/>BufferedReader b = new BufferedReader(f);</text:p>
      <text:p text:style-name="P4"><text:s text:c="8"/>cadena = b.readLine();</text:p>
      <text:p text:style-name="P4"><text:s text:c="8"/>return cadena;</text:p>
      <text:p text:style-name="P4"><text:s text:c="4"/>}</text:p>
      <text:p text:style-name="P4"/>
      <text:p text:style-name="P5">Este método devolverá el fichero en formato string en un argumento llamado «cadena»</text:p>
      <text:p text:style-name="P5"/>
      <text:p text:style-name="P6">Modificamos los atributos de la clase ADN para que tenga un atributo llamado «texto» donde se guarde la «cadena» generada al leer el fichero:</text:p>
      <text:p text:style-name="P6"/>
      <text:p text:style-name="P6">class ADN {</text:p>
      <text:p text:style-name="P6"/>
      <text:p text:style-name="P6"><text:s text:c="4"/>String texto;</text:p>
      <text:p text:style-name="P6"/>
      <text:p text:style-name="P6"><text:s text:c="4"/>ADN() throws IOException {</text:p>
      <text:p text:style-name="P6"><text:s text:c="8"/>this.texto = this.readFile();</text:p>
      <text:p text:style-name="P6"><text:s text:c="4"/>}</text:p>
      <text:p text:style-name="P6"/>
      <text:p text:style-name="P6">Modificamos primero el método isSequence para verificar si un string que le pasamos por parámetro está en el string del adn:</text:p>
      <text:p text:style-name="P6"/>
      <text:p text:style-name="P6">public boolean isSequence(String seq_searched) {</text:p>
      <text:p text:style-name="P6"><text:soft-page-break/><text:s text:c="8"/>return this.texto.contains(seq_searched);</text:p>
      <text:p text:style-name="P6"><text:s text:c="4"/>}</text:p>
      <text:p text:style-name="P6"/>
      <text:p text:style-name="P6">Y pasamos el test en verde</text:p>
      <text:p text:style-name="P6"/>
      <text:p text:style-name="P7">Modifico todos los métodos para cumplir con los objetivos de la práctica, <text:span text:style-name="T2">aunque el método 2, de buscar una secuencia, no logro desarrollar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6:23:02.697527604</meta:creation-date>
    <dc:date>2018-11-21T18:07:00.487162470</dc:date>
    <meta:editing-duration>PT1H16M50S</meta:editing-duration>
    <meta:editing-cycles>7</meta:editing-cycles>
    <meta:generator>LibreOffice/6.0.3.2$Linux_X86_64 LibreOffice_project/00m0$Build-2</meta:generator>
    <meta:document-statistic meta:table-count="0" meta:image-count="0" meta:object-count="0" meta:page-count="3" meta:paragraph-count="77" meta:word-count="474" meta:character-count="3403" meta:non-whitespace-character-count="2716"/>
  </office:meta>
</office:document-meta>
</file>